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E01868879B12989FB0.jpg" manifest:media-type="image/jpeg"/>
  <manifest:file-entry manifest:full-path="Pictures/10000000000001E0000001E0DEB4BD56E1C86BD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style:font-name="TeX Gyre Bonum"/>
    </style:style>
    <style:style style:name="P3" style:family="paragraph">
      <loext:graphic-properties draw:fill="none" draw:fill-color="#ffffff"/>
      <style:text-properties style:font-name="TeX Gyre Bonum"/>
    </style:style>
    <style:style style:name="P4" style:family="paragraph">
      <style:text-properties style:font-name="TeX Gyre Bonum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style:font-name="TeX Gyre Bonum" fo:font-weight="normal" style:font-weight-asian="normal" style:font-weight-complex="normal"/>
    </style:style>
    <style:style style:name="T1" style:family="text">
      <style:text-properties style:font-name="TeX Gyre Bonum"/>
    </style:style>
    <style:style style:name="T2" style:family="text">
      <style:text-properties style:font-name="TeX Gyre Bonum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32cm" svg:height="10.332cm" svg:x="10.383cm" svg:y="2.371cm">
          <draw:image xlink:href="Pictures/10000000000001E0000001E0DEB4BD56E1C86BDC.jpg" xlink:type="simple" xlink:show="embed" xlink:actuate="onLoad">
            <text:p/>
          </draw:image>
        </draw:frame>
        <draw:frame draw:style-name="gr1" draw:text-style-name="P1" draw:layer="layout" svg:width="10.494cm" svg:height="10.494cm" svg:x="0.254cm" svg:y="2.286cm">
          <draw:image xlink:href="Pictures/10000000000001E0000001E01868879B12989FB0.jpg" xlink:type="simple" xlink:show="embed" xlink:actuate="onLoad">
            <text:p/>
          </draw:image>
        </draw:frame>
        <draw:frame draw:style-name="gr2" draw:text-style-name="P3" draw:layer="layout" svg:width="0.934cm" svg:height="1.098cm" svg:x="0.589cm" svg:y="2.213cm">
          <draw:text-box>
            <text:p text:style-name="P2"><text:span text:style-name="T1">A</text:span></text:p>
          </draw:text-box>
        </draw:frame>
        <draw:frame draw:style-name="gr3" draw:text-style-name="P5" draw:layer="layout" svg:width="0.127cm" svg:height="1.098cm" svg:x="10.541cm" svg:y="2.294cm">
          <draw:text-box>
            <text:p text:style-name="P4"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20:45:58.579589929</meta:creation-date>
    <dc:date>2019-06-27T20:52:48.137122389</dc:date>
    <meta:editing-duration>PT6M50S</meta:editing-duration>
    <meta:editing-cycles>1</meta:editing-cycles>
    <meta:document-statistic meta:object-count="4"/>
    <meta:generator>LibreOffice/6.0.7.3$Linux_X86_64 LibreOffice_project/00m0$Build-3</meta:generator>
  </office:meta>
</office:document-meta>
</file>